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7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normal" style:font-weight-asian="normal" style:font-weight-complex="normal"/>
    </style:style>
    <style:style style:name="P9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11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size-asian="10.5pt" style:font-weight-asian="bold" style:font-size-complex="10.5pt" style:font-weight-complex="bold"/>
    </style:style>
    <style:style style:name="P12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13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style:font-name="Gabriola1"/>
    </style:style>
    <style:style style:name="P14" style:family="paragraph" style:parent-style-name="Standard" style:list-style-name="L2" style:master-page-name="">
      <style:paragraph-properties fo:line-height="0.4cm" fo:text-align="start" style:justify-single-word="false" style:page-number="auto" fo:background-color="#ffffff" style:shadow="none">
        <style:background-image/>
      </style:paragraph-properties>
      <style:text-properties style:font-name="Gabriola1"/>
    </style:style>
    <style:style style:name="T1" style:family="text">
      <style:text-properties fo:font-variant="normal" fo:text-transform="none" fo:color="#030303" fo:font-size="10.5pt" fo:letter-spacing="normal" fo:font-style="normal" fo:font-weight="normal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text-underline-style="none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rédients pour environ </text:p>
      <text:p text:style-name="P3">6 personnes :</text:p>
      <text:p text:style-name="P4"><text:s text:c="2"/></text:p>
      <text:list xml:id="list6554551488392657569" text:style-name="L1">
        <text:list-item>
          <text:p text:style-name="P5">1kg de veau</text:p>
        </text:list-item>
        <text:list-item>
          <text:p text:style-name="P5">3L d'eau</text:p>
        </text:list-item>
        <text:list-item>
          <text:p text:style-name="P5">2 branches de thym frais</text:p>
        </text:list-item>
        <text:list-item>
          <text:p text:style-name="P5">4 carottes</text:p>
        </text:list-item>
        <text:list-item>
          <text:p text:style-name="P5">2 oignons</text:p>
        </text:list-item>
        <text:list-item>
          <text:p text:style-name="P5">1 demi poireau</text:p>
        </text:list-item>
        <text:list-item>
          <text:p text:style-name="P5">3 gousses d'ail</text:p>
        </text:list-item>
        <text:list-item>
          <text:p text:style-name="P5">jus de 1 citron</text:p>
        </text:list-item>
        <text:list-item>
          <text:p text:style-name="P5">300g champignons</text:p>
        </text:list-item>
        <text:list-item>
          <text:p text:style-name="P5">60g de beurre</text:p>
        </text:list-item>
        <text:list-item>
          <text:p text:style-name="P5">60g farine</text:p>
        </text:list-item>
        <text:list-item>
          <text:p text:style-name="P5">20cl crème liquide</text:p>
        </text:list-item>
        <text:list-item>
          <text:p text:style-name="P5">10 brins de ciboulette</text:p>
        </text:list-item>
        <text:list-item>
          <text:p text:style-name="P8"><text:span text:style-name="T3">Poivre, sel</text:span></text:p>
        </text:list-item>
      </text:list>
      <text:p text:style-name="P7"><text:span text:style-name="T3"/></text:p>
      <text:p text:style-name="P7"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>Étapes :</text:p>
      <text:p text:style-name="P2"/>
      <text:list xml:id="list1845243308196306265" text:style-name="L2">
        <text:list-item>
          <text:p text:style-name="P14"><text:span text:style-name="T2"><text:s text:c="2"/></text:span><text:span text:style-name="T1">Préparer le bouillon. Démarrer à eau froide la cuisson de la viande pendant environ 10 min, et écumer. </text:span></text:p>
          <text:p text:style-name="P13"><text:span text:style-name="T1"/></text:p>
        </text:list-item>
        <text:list-item>
          <text:p text:style-name="P13"><text:span text:style-name="T1">Découper ensuite les carottes, les oignons, le poireau, <text:s/>en gros morceaux. Les rajouter à la casserole ainsi que le thym, l'ail, le jus de citron, le sel et le poivre. Laisser cuire pendant 1h30 à feu très doux, sans ébullition. </text:span></text:p>
          <text:p text:style-name="P12"/>
        </text:list-item>
        <text:list-item>
          <text:p text:style-name="P10">Filtrer le bouillon dans un chinois, et réserver. Mettre de côté les morceaux de viande, découper plus finement les carottes. </text:p>
          <text:p text:style-name="P10"/>
        </text:list-item>
        <text:list-item>
          <text:p text:style-name="P10">Préparer le roux dans une grande casserole : faire fondre le beurre et y rajouter la farine. Le roux doit être à peine mélangé, sans cuisson, et rajouter le bouillon petit à petit en fouettant, jusqu'à obtenir une consistance bien nappant. Faire réduire le reste du bouillon pour en concentrer le goût. </text:p>
          <text:p text:style-name="P10"/>
        </text:list-item>
        <text:list-item>
          <text:p text:style-name="P9">Ajouter la crème liquide à la sauce, ainsi que le bouillon réduit, et éventuellement des épices additionnelles. </text:p>
          <text:p text:style-name="P9"/>
        </text:list-item>
        <text:list-item>
          <text:p text:style-name="P11">Escaloper (couper en 4) les champignons, et les faire sauter à la poêle pour les caraméliser. </text:p>
          <text:p text:style-name="P11"/>
        </text:list-item>
        <text:list-item>
          <text:p text:style-name="P11">Ajouter enfin les champignons, les carottes, et la viande à la sauce, puis terminer avec la ciboulette coupée finemen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Blanquette de Vea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3-03-10T18:55:42.62</dc:date>
    <dc:creator>Aurélien Lecerf</dc:creator>
    <meta:editing-duration>PT6H35M12S</meta:editing-duration>
    <meta:editing-cycles>7</meta:editing-cycles>
    <meta:generator>OpenOffice/4.1.10$Win32 OpenOffice.org_project/4110m2$Build-9807</meta:generator>
    <meta:document-statistic meta:table-count="0" meta:image-count="0" meta:object-count="0" meta:page-count="1" meta:paragraph-count="26" meta:word-count="254" meta:character-count="1379"/>
  </office:meta>
</office:document-meta>
</file>